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20c91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2"/>
      <text:p text:style-name="P32"/>
      <text:p text:style-name="P32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2"/>
      <text:p text:style-name="P3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2"/>
      <text:p text:style-name="P32"/>
      <text:p text:style-name="P32">Dimecres<text:tab/>27/09/23</text:p>
      <text:p text:style-name="P32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32"/>
      <text:p text:style-name="P32">Dijous<text:tab/><text:tab/>28/09/23</text:p>
      <text:p text:style-name="P32"/>
      <text:p text:style-name="P15">Inventari taller 1 mecanitzat, cada alumne fa invetari del seu calaix.</text:p>
      <text:p text:style-name="P43"/>
      <text:p text:style-name="P13">Unitat1 – El puesto de trabajo</text:p>
      <text:p text:style-name="P13">Comentem <text:span text:style-name="T2">eines de subjecció: alicates.</text:span></text:p>
      <text:p text:style-name="P33"/>
      <text:p text:style-name="P33"/>
      <text:p text:style-name="P44">Dilluns<text:tab/><text:span text:style-name="T3">0</text:span>2/<text:span text:style-name="T3">10</text:span>/23</text:p>
      <text:p text:style-name="P34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35"/>
      <text:p text:style-name="P35">Di<text:span text:style-name="T4">marts</text:span><text:tab/><text:span text:style-name="T3">03</text:span>/<text:span text:style-name="T3">10</text:span>/23</text:p>
      <text:p text:style-name="P35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36">Di<text:span text:style-name="T4">mecres</text:span><text:tab/><text:span text:style-name="T3">04</text:span>/<text:span text:style-name="T3">10</text:span>/23</text:p>
      <text:p text:style-name="P36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36">D<text:span text:style-name="T5">ijous</text:span><text:tab/><text:span text:style-name="T3">05</text:span>/<text:span text:style-name="T3">10</text:span>/23</text:p>
      <text:p text:style-name="P36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37">D<text:span text:style-name="T5">illuns</text:span><text:tab/><text:span text:style-name="T3">09</text:span>/<text:span text:style-name="T3">10</text:span>/23</text:p>
      <text:p text:style-name="P37"/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38"/>
      <text:p text:style-name="P45">D<text:span text:style-name="T5">imarts</text:span><text:tab/><text:span text:style-name="T7">10</text:span>/<text:span text:style-name="T3">10</text:span>/23</text:p>
      <text:p text:style-name="P38"/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39"/>
      <text:p text:style-name="P39"/>
      <text:p text:style-name="P39">D<text:span text:style-name="T5">imecres</text:span><text:tab/><text:span text:style-name="T7">11</text:span>/<text:span text:style-name="T3">10</text:span>/23</text:p>
      <text:p text:style-name="P39"/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39"/>
      <text:p text:style-name="P39"/>
      <text:p text:style-name="P39">D<text:span text:style-name="T5">illuns</text:span><text:tab/><text:span text:style-name="T7">16</text:span>/<text:span text:style-name="T3">10</text:span>/23</text:p>
      <text:p text:style-name="P39"/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0">D<text:span text:style-name="T8">imarts</text:span><text:tab/><text:span text:style-name="T7">17</text:span>/<text:span text:style-name="T3">10</text:span>/23</text:p>
      <text:p text:style-name="P40"/>
      <text:p text:style-name="P30">Vaga estudiants.</text:p>
      <text:p text:style-name="P23"/>
      <text:p text:style-name="P23"/>
      <text:p text:style-name="P41">D<text:span text:style-name="T8">imecres</text:span><text:tab/><text:span text:style-name="T7">18</text:span>/<text:span text:style-name="T3">10</text:span>/23</text:p>
      <text:p text:style-name="P41"/>
      <text:p text:style-name="P27"><text:span text:style-name="T7">Continuem</text:span> amb el pisa papers.</text:p>
      <text:p text:style-name="P23"/>
      <text:p text:style-name="P23"/>
      <text:p text:style-name="P42">D<text:span text:style-name="T8">ijous</text:span><text:tab/><text:tab/><text:span text:style-name="T7">19</text:span>/<text:span text:style-name="T3">10</text:span>/23</text:p>
      <text:p text:style-name="P42"/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52">D<text:span text:style-name="T8">illuns</text:span><text:tab/><text:span text:style-name="T9">23</text:span>/<text:span text:style-name="T3">10</text:span>/23</text:p>
      <text:p text:style-name="P52"/>
      <text:p text:style-name="P49">Comentem treball autònom 1.</text:p>
      <text:p text:style-name="P49">Comencem a comentar document <text:a xlink:type="simple" xlink:href="https://paulinoposada.github.io/web_mec/documents/rosca_tuerca_tornillo.pdf">rosca_tuerca_tornillo.pdf</text:a></text:p>
      <text:p text:style-name="P47"/>
      <text:p text:style-name="P47"/>
      <text:p text:style-name="P53">D<text:span text:style-name="T8">imarts</text:span><text:tab/><text:span text:style-name="T9">24</text:span>/<text:span text:style-name="T3">10</text:span>/23</text:p>
      <text:p text:style-name="P53"/>
      <text:p text:style-name="P50"/>
      <text:p text:style-name="P50"><text:span text:style-name="T10">Terminem de</text:span> comentar document <text:a xlink:type="simple" xlink:href="https://paulinoposada.github.io/web_mec/documents/rosca_tuerca_tornillo.pdf">rosca_tuerca_tornillo.pdf</text:a></text:p>
      <text:p text:style-name="P48"/>
      <text:p text:style-name="P51">Comentem document <text:a xlink:type="simple" xlink:href="https://paulinoposada.github.io/web_mec/documents/rosca_pasos_hilos_brocas.pdf">rosca_pasos_hilos_brocas.pdf</text:a></text:p>
      <text:p text:style-name="P51"/>
      <text:p text:style-name="P51">Feim exercicis d'acotac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3T20:16:01.894969122</dc:date>
    <meta:editing-duration>PT27M39S</meta:editing-duration>
    <meta:editing-cycles>28</meta:editing-cycles>
    <meta:document-statistic meta:table-count="0" meta:image-count="0" meta:object-count="0" meta:page-count="3" meta:paragraph-count="72" meta:word-count="438" meta:character-count="2945" meta:non-whitespace-character-count="2565"/>
  </office:meta>
</office:document-meta>
</file>